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05pt solid #000000" fo:border-left="0.06pt solid #000000" fo:border-right="0.06pt solid #000000" fo:border-top="1.05pt solid #000000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0.99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0.99pt solid #000000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1.05pt solid #000000"/>
    </style:style>
    <style:style style:name="ce6" style:family="table-cell" style:parent-style-name="Default">
      <style:table-cell-properties fo:border-bottom="1.05pt solid #000000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1.05pt solid #000000" fo:border-left="0.06pt solid #000000" fo:border-right="1.05pt solid #000000" fo:border-top="1.05pt solid #000000"/>
    </style:style>
    <style:style style:name="ce8" style:family="table-cell" style:parent-style-name="Default">
      <style:table-cell-properties fo:border-bottom="0.06pt solid #000000" fo:border-left="0.06pt solid #000000" fo:border-right="0.99pt solid #000000" fo:border-top="0.99pt solid #000000"/>
    </style:style>
    <style:style style:name="ce9" style:family="table-cell" style:parent-style-name="Default">
      <style:table-cell-properties fo:border-bottom="0.06pt solid #000000" fo:border-left="0.06pt solid #000000" fo:border-right="0.99pt solid #000000" fo:border-top="0.06pt solid #000000"/>
    </style:style>
    <style:style style:name="ce10" style:family="table-cell" style:parent-style-name="Default">
      <style:table-cell-properties fo:border-bottom="0.99pt solid #000000" fo:border-left="0.06pt solid #000000" fo:border-right="0.99pt solid #000000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1.05pt solid #000000" fo:border-top="1.05pt solid #000000"/>
    </style:style>
    <style:style style:name="ce12" style:family="table-cell" style:parent-style-name="Default">
      <style:table-cell-properties fo:border-bottom="0.06pt solid #000000" fo:border-left="0.06pt solid #000000" fo:border-right="1.05pt solid #000000" fo:border-top="0.06pt solid #000000"/>
    </style:style>
    <style:style style:name="ce13" style:family="table-cell" style:parent-style-name="Default">
      <style:table-cell-properties fo:border-bottom="1.05pt solid #000000" fo:border-left="0.06pt solid #000000" fo:border-right="1.05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88cm" svg:x="19.749cm" svg:y="0.193cm">
            <draw:object draw:notify-on-update-of-ranges="Sheet1.B1:Sheet1.H1 Sheet1.A2:Sheet1.A2 Sheet1.B2:Sheet1.H2 Sheet1.A5:Sheet1.A5 Sheet1.B5:Sheet1.H5 Sheet1.A8:Sheet1.A8 Sheet1.B8:Sheet1.H8 Sheet1.A11:Sheet1.A11 Sheet1.B11:Sheet1.H11 Sheet1.A14:Sheet1.A14 Sheet1.B14:Sheet1.H14 Sheet1.A17:Sheet1.A17 Sheet1.B17:Sheet1.H17 Sheet1.A20:Sheet1.A20 Sheet1.B20:Sheet1.H20 Sheet1.A23:Sheet1.A23 Sheet1.B23:Sheet1.H23 Sheet1.A26:Sheet1.A26 Sheet1.B26:Sheet1.H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88cm" svg:x="19.773cm" svg:y="9.61cm">
            <draw:object draw:notify-on-update-of-ranges="Sheet1.B1:Sheet1.H1 Sheet1.A3:Sheet1.A3 Sheet1.B3:Sheet1.H3 Sheet1.A6:Sheet1.A6 Sheet1.B6:Sheet1.H6 Sheet1.A9:Sheet1.A9 Sheet1.B9:Sheet1.H9 Sheet1.A12:Sheet1.A12 Sheet1.B12:Sheet1.H12 Sheet1.A15:Sheet1.A15 Sheet1.B15:Sheet1.H15 Sheet1.A18:Sheet1.A18 Sheet1.B18:Sheet1.H18 Sheet1.A21:Sheet1.A21 Sheet1.B21:Sheet1.H21 Sheet1.A24:Sheet1.A24 Sheet1.B24:Sheet1.H24 Sheet1.A27:Sheet1.A27 Sheet1.B27:Sheet1.H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88cm" svg:x="19.733cm" svg:y="19.309cm">
            <draw:object draw:notify-on-update-of-ranges="Sheet1.B1:Sheet1.H1 Sheet1.A4:Sheet1.A4 Sheet1.B4:Sheet1.H4 Sheet1.A7:Sheet1.A7 Sheet1.B7:Sheet1.H7 Sheet1.A10:Sheet1.A10 Sheet1.B10:Sheet1.H10 Sheet1.A13:Sheet1.A13 Sheet1.B13:Sheet1.H13 Sheet1.A16:Sheet1.A16 Sheet1.B16:Sheet1.H16 Sheet1.A19:Sheet1.A19 Sheet1.B19:Sheet1.H19 Sheet1.A22:Sheet1.A22 Sheet1.B22:Sheet1.H22 Sheet1.A25:Sheet1.A25 Sheet1.B25:Sheet1.H25 Sheet1.A28:Sheet1.A28 Sheet1.B28:Sheet1.H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6" table:default-cell-style-name="ce3"/>
        <table:table-column table:style-name="co2" table:default-cell-style-name="ce11"/>
        <table:table-row table:style-name="ro1">
          <table:table-cell table:style-name="ce1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500000" calcext:value-type="float">
            <text:p>500000</text:p>
          </table:table-cell>
          <table:table-cell table:style-name="ce7" office:value-type="float" office:value="1000000" calcext:value-type="float">
            <text:p>1000000</text:p>
          </table:table-cell>
        </table:table-row>
        <table:table-row table:style-name="ro1">
          <table:table-cell table:style-name="ce2" office:value-type="string" calcext:value-type="string">
            <text:p>QS F Random</text:p>
          </table:table-cell>
          <table:table-cell table:style-name="ce2" office:value-type="float" office:value="0.0630230720000782" calcext:value-type="float">
            <text:p>0.063023072000078</text:p>
          </table:table-cell>
          <table:table-cell table:style-name="ce2" office:value-type="float" office:value="1.316999936" calcext:value-type="float">
            <text:p>1.316999936</text:p>
          </table:table-cell>
          <table:table-cell table:style-name="ce2" office:value-type="float" office:value="4.81265082000004" calcext:value-type="float">
            <text:p>4.81265082000004</text:p>
          </table:table-cell>
          <table:table-cell table:style-name="ce2" office:value-type="float" office:value="86.9461011660001" calcext:value-type="float">
            <text:p>86.9461011660001</text:p>
          </table:table-cell>
          <table:table-cell table:style-name="ce2" table:number-columns-repeated="2"/>
          <table:table-cell table:style-name="ce8"/>
        </table:table-row>
        <table:table-row table:style-name="ro1">
          <table:table-cell office:value-type="string" calcext:value-type="string">
            <text:p>QS F Sorted</text:p>
          </table:table-cell>
          <table:table-cell office:value-type="float" office:value="0.112301260999857" calcext:value-type="float">
            <text:p>0.112301260999857</text:p>
          </table:table-cell>
          <table:table-cell office:value-type="float" office:value="1.99616727900002" calcext:value-type="float">
            <text:p>1.99616727900002</text:p>
          </table:table-cell>
          <table:table-cell office:value-type="float" office:value="7.18022474099985" calcext:value-type="float">
            <text:p>7.18022474099985</text:p>
          </table:table-cell>
          <table:table-cell office:value-type="float" office:value="116.466236364" calcext:value-type="float">
            <text:p>116.466236364</text:p>
          </table:table-cell>
          <table:table-cell table:number-columns-repeated="2"/>
          <table:table-cell table:style-name="ce9"/>
        </table:table-row>
        <table:table-row table:style-name="ro1">
          <table:table-cell table:style-name="ce4" office:value-type="string" calcext:value-type="string">
            <text:p>QS F Rev sorted</text:p>
          </table:table-cell>
          <table:table-cell table:style-name="ce4" office:value-type="float" office:value="0.102730755000039" calcext:value-type="float">
            <text:p>0.102730755000039</text:p>
          </table:table-cell>
          <table:table-cell table:style-name="ce4" office:value-type="float" office:value="2.00783698600003" calcext:value-type="float">
            <text:p>2.00783698600003</text:p>
          </table:table-cell>
          <table:table-cell table:style-name="ce4" office:value-type="float" office:value="8.39653091900004" calcext:value-type="float">
            <text:p>8.39653091900004</text:p>
          </table:table-cell>
          <table:table-cell table:style-name="ce4" office:value-type="float" office:value="136.707996674" calcext:value-type="float">
            <text:p>136.707996674</text:p>
          </table:table-cell>
          <table:table-cell table:style-name="ce4" table:number-columns-repeated="2"/>
          <table:table-cell table:style-name="ce10"/>
        </table:table-row>
        <table:table-row table:style-name="ro1">
          <table:table-cell table:style-name="ce5" office:value-type="string" calcext:value-type="string">
            <text:p>QS L Random</text:p>
          </table:table-cell>
          <table:table-cell table:style-name="ce5" office:value-type="float" office:value="0.158518190999985" calcext:value-type="float">
            <text:p>0.158518190999985</text:p>
          </table:table-cell>
          <table:table-cell table:style-name="ce5" office:value-type="float" office:value="3.16507372599995" calcext:value-type="float">
            <text:p>3.16507372599995</text:p>
          </table:table-cell>
          <table:table-cell table:style-name="ce5" office:value-type="float" office:value="10.387938928" calcext:value-type="float">
            <text:p>10.387938928</text:p>
          </table:table-cell>
          <table:table-cell table:style-name="ce5" office:value-type="float" office:value="93.3653293790001" calcext:value-type="float">
            <text:p>93.3653293790001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QS L Sorted</text:p>
          </table:table-cell>
          <table:table-cell office:value-type="float" office:value="0.183044210000162" calcext:value-type="float">
            <text:p>0.183044210000162</text:p>
          </table:table-cell>
          <table:table-cell office:value-type="float" office:value="3.96226411099997" calcext:value-type="float">
            <text:p>3.96226411099997</text:p>
          </table:table-cell>
          <table:table-cell office:value-type="float" office:value="12.919459256" calcext:value-type="float">
            <text:p>12.919459256</text:p>
          </table:table-cell>
          <table:table-cell office:value-type="float" office:value="111.989159301" calcext:value-type="float">
            <text:p>111.989159301</text:p>
          </table:table-cell>
          <table:table-cell table:number-columns-repeated="2"/>
          <table:table-cell table:style-name="ce12"/>
        </table:table-row>
        <table:table-row table:style-name="ro1">
          <table:table-cell table:style-name="ce6" office:value-type="string" calcext:value-type="string">
            <text:p>QS L Rev sorted</text:p>
          </table:table-cell>
          <table:table-cell table:style-name="ce6" office:value-type="float" office:value="0.182115426999872" calcext:value-type="float">
            <text:p>0.182115426999872</text:p>
          </table:table-cell>
          <table:table-cell table:style-name="ce6" office:value-type="float" office:value="3.97479868599999" calcext:value-type="float">
            <text:p>3.97479868599999</text:p>
          </table:table-cell>
          <table:table-cell table:style-name="ce6" office:value-type="float" office:value="13.1465329409998" calcext:value-type="float">
            <text:p>13.1465329409998</text:p>
          </table:table-cell>
          <table:table-cell table:style-name="ce6" office:value-type="float" office:value="138.479752033" calcext:value-type="float">
            <text:p>138.479752033</text:p>
          </table:table-cell>
          <table:table-cell table:style-name="ce6" table:number-columns-repeated="2"/>
          <table:table-cell table:style-name="ce13"/>
        </table:table-row>
        <table:table-row table:style-name="ro1">
          <table:table-cell table:style-name="ce5" office:value-type="string" calcext:value-type="string">
            <text:p>QS M Random</text:p>
          </table:table-cell>
          <table:table-cell table:style-name="ce5" office:value-type="float" office:value="0.00713371599999846" calcext:value-type="float">
            <text:p>0.007133715999998</text:p>
          </table:table-cell>
          <table:table-cell table:style-name="ce5" office:value-type="float" office:value="0.0453340069998376" calcext:value-type="float">
            <text:p>0.045334006999838</text:p>
          </table:table-cell>
          <table:table-cell table:style-name="ce5" office:value-type="float" office:value="0.0976092690000314" calcext:value-type="float">
            <text:p>0.097609269000032</text:p>
          </table:table-cell>
          <table:table-cell table:style-name="ce5" office:value-type="float" office:value="0.70007250499998" calcext:value-type="float">
            <text:p>0.70007250499998</text:p>
          </table:table-cell>
          <table:table-cell table:style-name="ce5" office:value-type="float" office:value="1.61742429900005" calcext:value-type="float">
            <text:p>1.61742429900005</text:p>
          </table:table-cell>
          <table:table-cell table:style-name="ce5" office:value-type="float" office:value="13.351324578" calcext:value-type="float">
            <text:p>13.351324578</text:p>
          </table:table-cell>
          <table:table-cell office:value-type="float" office:value="38.0927501340002" calcext:value-type="float">
            <text:p>38.0927501340002</text:p>
          </table:table-cell>
        </table:table-row>
        <table:table-row table:style-name="ro1">
          <table:table-cell office:value-type="string" calcext:value-type="string">
            <text:p>QS M Sorted</text:p>
          </table:table-cell>
          <table:table-cell office:value-type="float" office:value="0.00603156500005753" calcext:value-type="float">
            <text:p>0.006031565000058</text:p>
          </table:table-cell>
          <table:table-cell office:value-type="float" office:value="0.0488969040000029" calcext:value-type="float">
            <text:p>0.048896904000003</text:p>
          </table:table-cell>
          <table:table-cell office:value-type="float" office:value="0.0899471390000599" calcext:value-type="float">
            <text:p>0.08994713900006</text:p>
          </table:table-cell>
          <table:table-cell office:value-type="float" office:value="0.59546292999994" calcext:value-type="float">
            <text:p>0.59546292999994</text:p>
          </table:table-cell>
          <table:table-cell office:value-type="float" office:value="1.74416709000002" calcext:value-type="float">
            <text:p>1.74416709000002</text:p>
          </table:table-cell>
          <table:table-cell office:value-type="float" office:value="13.453864546" calcext:value-type="float">
            <text:p>13.453864546</text:p>
          </table:table-cell>
          <table:table-cell table:style-name="ce12" office:value-type="float" office:value="37.4751474340001" calcext:value-type="float">
            <text:p>37.4751474340001</text:p>
          </table:table-cell>
        </table:table-row>
        <table:table-row table:style-name="ro1">
          <table:table-cell table:style-name="ce6" office:value-type="string" calcext:value-type="string">
            <text:p>QS M Rev sorted</text:p>
          </table:table-cell>
          <table:table-cell table:style-name="ce6" office:value-type="float" office:value="0.00666426899988437" calcext:value-type="float">
            <text:p>0.006664268999884</text:p>
          </table:table-cell>
          <table:table-cell table:style-name="ce6" office:value-type="float" office:value="0.0451156999999967" calcext:value-type="float">
            <text:p>0.045115699999997</text:p>
          </table:table-cell>
          <table:table-cell table:style-name="ce6" office:value-type="float" office:value="0.0867149700000027" calcext:value-type="float">
            <text:p>0.086714970000003</text:p>
          </table:table-cell>
          <table:table-cell table:style-name="ce6" office:value-type="float" office:value="0.604600008000034" calcext:value-type="float">
            <text:p>0.604600008000034</text:p>
          </table:table-cell>
          <table:table-cell table:style-name="ce6" office:value-type="float" office:value="1.59917574499991" calcext:value-type="float">
            <text:p>1.59917574499991</text:p>
          </table:table-cell>
          <table:table-cell table:style-name="ce6" office:value-type="float" office:value="14.072867699" calcext:value-type="float">
            <text:p>14.072867699</text:p>
          </table:table-cell>
          <table:table-cell table:style-name="ce13" office:value-type="float" office:value="37.5574718769999" calcext:value-type="float">
            <text:p>37.5574718769999</text:p>
          </table:table-cell>
        </table:table-row>
        <table:table-row table:style-name="ro1">
          <table:table-cell table:style-name="ce5" office:value-type="string" calcext:value-type="string">
            <text:p>QS R Random</text:p>
          </table:table-cell>
          <table:table-cell table:style-name="ce5" office:value-type="float" office:value="0.0124243039999783" calcext:value-type="float">
            <text:p>0.012424303999978</text:p>
          </table:table-cell>
          <table:table-cell table:style-name="ce5" office:value-type="float" office:value="0.0712545979999959" calcext:value-type="float">
            <text:p>0.071254597999996</text:p>
          </table:table-cell>
          <table:table-cell table:style-name="ce5" office:value-type="float" office:value="0.137440714000149" calcext:value-type="float">
            <text:p>0.137440714000149</text:p>
          </table:table-cell>
          <table:table-cell table:style-name="ce5" office:value-type="float" office:value="0.951128999000048" calcext:value-type="float">
            <text:p>0.951128999000048</text:p>
          </table:table-cell>
          <table:table-cell table:style-name="ce5" office:value-type="float" office:value="2.53508616699992" calcext:value-type="float">
            <text:p>2.53508616699992</text:p>
          </table:table-cell>
          <table:table-cell table:style-name="ce5" office:value-type="float" office:value="16.886030741" calcext:value-type="float">
            <text:p>16.886030741</text:p>
          </table:table-cell>
          <table:table-cell office:value-type="float" office:value="44.1503254080003" calcext:value-type="float">
            <text:p>44.1503254080003</text:p>
          </table:table-cell>
        </table:table-row>
        <table:table-row table:style-name="ro1">
          <table:table-cell office:value-type="string" calcext:value-type="string">
            <text:p>QS R Sorted</text:p>
          </table:table-cell>
          <table:table-cell office:value-type="float" office:value="0.0120525110000926" calcext:value-type="float">
            <text:p>0.012052511000093</text:p>
          </table:table-cell>
          <table:table-cell office:value-type="float" office:value="0.0712704809998286" calcext:value-type="float">
            <text:p>0.071270480999829</text:p>
          </table:table-cell>
          <table:table-cell office:value-type="float" office:value="0.13720523100028" calcext:value-type="float">
            <text:p>0.13720523100028</text:p>
          </table:table-cell>
          <table:table-cell office:value-type="float" office:value="0.842683253999894" calcext:value-type="float">
            <text:p>0.842683253999894</text:p>
          </table:table-cell>
          <table:table-cell office:value-type="float" office:value="2.47010077599998" calcext:value-type="float">
            <text:p>2.47010077599998</text:p>
          </table:table-cell>
          <table:table-cell office:value-type="float" office:value="16.3546124439999" calcext:value-type="float">
            <text:p>16.3546124439999</text:p>
          </table:table-cell>
          <table:table-cell table:style-name="ce12" office:value-type="float" office:value="43.9980384989999" calcext:value-type="float">
            <text:p>43.9980384989999</text:p>
          </table:table-cell>
        </table:table-row>
        <table:table-row table:style-name="ro1">
          <table:table-cell table:style-name="ce6" office:value-type="string" calcext:value-type="string">
            <text:p>QS R Rev sorted</text:p>
          </table:table-cell>
          <table:table-cell table:style-name="ce6" office:value-type="float" office:value="0.0137761250002768" calcext:value-type="float">
            <text:p>0.013776125000277</text:p>
          </table:table-cell>
          <table:table-cell table:style-name="ce6" office:value-type="float" office:value="0.067108418999851" calcext:value-type="float">
            <text:p>0.067108418999851</text:p>
          </table:table-cell>
          <table:table-cell table:style-name="ce6" office:value-type="float" office:value="0.149388465999891" calcext:value-type="float">
            <text:p>0.149388465999891</text:p>
          </table:table-cell>
          <table:table-cell table:style-name="ce6" office:value-type="float" office:value="0.834517645000233" calcext:value-type="float">
            <text:p>0.834517645000233</text:p>
          </table:table-cell>
          <table:table-cell table:style-name="ce6" office:value-type="float" office:value="2.14094465699964" calcext:value-type="float">
            <text:p>2.14094465699964</text:p>
          </table:table-cell>
          <table:table-cell table:style-name="ce6" office:value-type="float" office:value="16.2168212670003" calcext:value-type="float">
            <text:p>16.2168212670003</text:p>
          </table:table-cell>
          <table:table-cell table:style-name="ce13" office:value-type="float" office:value="45.0232244670001" calcext:value-type="float">
            <text:p>45.0232244670001</text:p>
          </table:table-cell>
        </table:table-row>
        <table:table-row table:style-name="ro1">
          <table:table-cell table:style-name="ce5" office:value-type="string" calcext:value-type="string">
            <text:p>Heap Random</text:p>
          </table:table-cell>
          <table:table-cell table:style-name="ce5" office:value-type="float" office:value="0.018258150001202" calcext:value-type="float">
            <text:p>0.018258150001202</text:p>
          </table:table-cell>
          <table:table-cell table:style-name="ce5" office:value-type="float" office:value="0.119720848997531" calcext:value-type="float">
            <text:p>0.119720848997531</text:p>
          </table:table-cell>
          <table:table-cell table:style-name="ce5" office:value-type="float" office:value="0.257952323998325" calcext:value-type="float">
            <text:p>0.257952323998325</text:p>
          </table:table-cell>
          <table:table-cell table:style-name="ce5" office:value-type="float" office:value="1.5252328280003" calcext:value-type="float">
            <text:p>1.5252328280003</text:p>
          </table:table-cell>
          <table:table-cell table:style-name="ce5" office:value-type="float" office:value="3.28476946600131" calcext:value-type="float">
            <text:p>3.28476946600131</text:p>
          </table:table-cell>
          <table:table-cell table:style-name="ce5" office:value-type="float" office:value="18.4807916299978" calcext:value-type="float">
            <text:p>18.4807916299978</text:p>
          </table:table-cell>
          <table:table-cell office:value-type="float" office:value="38.8146545290001" calcext:value-type="float">
            <text:p>38.8146545290001</text:p>
          </table:table-cell>
        </table:table-row>
        <table:table-row table:style-name="ro1">
          <table:table-cell office:value-type="string" calcext:value-type="string">
            <text:p>Heap Sorted</text:p>
          </table:table-cell>
          <table:table-cell office:value-type="float" office:value="0.0194157429978077" calcext:value-type="float">
            <text:p>0.019415742997808</text:p>
          </table:table-cell>
          <table:table-cell office:value-type="float" office:value="0.11716084499858" calcext:value-type="float">
            <text:p>0.11716084499858</text:p>
          </table:table-cell>
          <table:table-cell office:value-type="float" office:value="0.257072440999764" calcext:value-type="float">
            <text:p>0.257072440999764</text:p>
          </table:table-cell>
          <table:table-cell office:value-type="float" office:value="1.53353166500165" calcext:value-type="float">
            <text:p>1.53353166500165</text:p>
          </table:table-cell>
          <table:table-cell office:value-type="float" office:value="3.29622658200242" calcext:value-type="float">
            <text:p>3.29622658200242</text:p>
          </table:table-cell>
          <table:table-cell office:value-type="float" office:value="17.872868952003" calcext:value-type="float">
            <text:p>17.872868952003</text:p>
          </table:table-cell>
          <table:table-cell table:style-name="ce12" office:value-type="float" office:value="36.893522585" calcext:value-type="float">
            <text:p>36.893522585</text:p>
          </table:table-cell>
        </table:table-row>
        <table:table-row table:style-name="ro1">
          <table:table-cell table:style-name="ce6" office:value-type="string" calcext:value-type="string">
            <text:p>Heap Rev sorted</text:p>
          </table:table-cell>
          <table:table-cell table:style-name="ce6" office:value-type="float" office:value="0.0190498439988005" calcext:value-type="float">
            <text:p>0.019049843998801</text:p>
          </table:table-cell>
          <table:table-cell table:style-name="ce6" office:value-type="float" office:value="0.115932018998137" calcext:value-type="float">
            <text:p>0.115932018998137</text:p>
          </table:table-cell>
          <table:table-cell table:style-name="ce6" office:value-type="float" office:value="0.251889154002129" calcext:value-type="float">
            <text:p>0.251889154002129</text:p>
          </table:table-cell>
          <table:table-cell table:style-name="ce6" office:value-type="float" office:value="1.50284610200106" calcext:value-type="float">
            <text:p>1.50284610200106</text:p>
          </table:table-cell>
          <table:table-cell table:style-name="ce6" office:value-type="float" office:value="3.23007885200059" calcext:value-type="float">
            <text:p>3.23007885200059</text:p>
          </table:table-cell>
          <table:table-cell table:style-name="ce6" office:value-type="float" office:value="17.9455034780003" calcext:value-type="float">
            <text:p>17.9455034780003</text:p>
          </table:table-cell>
          <table:table-cell table:style-name="ce13" office:value-type="float" office:value="37.278715430999" calcext:value-type="float">
            <text:p>37.278715430999</text:p>
          </table:table-cell>
        </table:table-row>
        <table:table-row table:style-name="ro1">
          <table:table-cell table:style-name="ce5" office:value-type="string" calcext:value-type="string">
            <text:p>Merge Random</text:p>
          </table:table-cell>
          <table:table-cell table:style-name="ce5" office:value-type="float" office:value="0.00934159799726331" calcext:value-type="float">
            <text:p>0.009341597997263</text:p>
          </table:table-cell>
          <table:table-cell table:style-name="ce5" office:value-type="float" office:value="0.054514224997547" calcext:value-type="float">
            <text:p>0.054514224997547</text:p>
          </table:table-cell>
          <table:table-cell table:style-name="ce5" office:value-type="float" office:value="0.111385992000578" calcext:value-type="float">
            <text:p>0.111385992000578</text:p>
          </table:table-cell>
          <table:table-cell table:style-name="ce5" office:value-type="float" office:value="0.642985428999964" calcext:value-type="float">
            <text:p>0.642985428999964</text:p>
          </table:table-cell>
          <table:table-cell table:style-name="ce5" office:value-type="float" office:value="1.35342854299961" calcext:value-type="float">
            <text:p>1.35342854299961</text:p>
          </table:table-cell>
          <table:table-cell table:style-name="ce5" office:value-type="float" office:value="7.93752478299939" calcext:value-type="float">
            <text:p>7.93752478299939</text:p>
          </table:table-cell>
          <table:table-cell office:value-type="float" office:value="17.2023858140019" calcext:value-type="float">
            <text:p>17.2023858140019</text:p>
          </table:table-cell>
        </table:table-row>
        <table:table-row table:style-name="ro1">
          <table:table-cell office:value-type="string" calcext:value-type="string">
            <text:p>Merge Sorted</text:p>
          </table:table-cell>
          <table:table-cell office:value-type="float" office:value="0.00802545999977156" calcext:value-type="float">
            <text:p>0.008025459999772</text:p>
          </table:table-cell>
          <table:table-cell office:value-type="float" office:value="0.0446757120007533" calcext:value-type="float">
            <text:p>0.044675712000753</text:p>
          </table:table-cell>
          <table:table-cell office:value-type="float" office:value="0.0964281310007209" calcext:value-type="float">
            <text:p>0.096428131000721</text:p>
          </table:table-cell>
          <table:table-cell office:value-type="float" office:value="0.553812251000636" calcext:value-type="float">
            <text:p>0.553812251000636</text:p>
          </table:table-cell>
          <table:table-cell office:value-type="float" office:value="1.17760200699922" calcext:value-type="float">
            <text:p>1.17760200699922</text:p>
          </table:table-cell>
          <table:table-cell office:value-type="float" office:value="7.69580467299966" calcext:value-type="float">
            <text:p>7.69580467299966</text:p>
          </table:table-cell>
          <table:table-cell table:style-name="ce12" office:value-type="float" office:value="17.1333156399996" calcext:value-type="float">
            <text:p>17.1333156399996</text:p>
          </table:table-cell>
        </table:table-row>
        <table:table-row table:style-name="ro1">
          <table:table-cell table:style-name="ce6" office:value-type="string" calcext:value-type="string">
            <text:p>Merge Rev sorted</text:p>
          </table:table-cell>
          <table:table-cell table:style-name="ce6" office:value-type="float" office:value="0.00819041199792991" calcext:value-type="float">
            <text:p>0.00819041199793</text:p>
          </table:table-cell>
          <table:table-cell table:style-name="ce6" office:value-type="float" office:value="0.0450477280028281" calcext:value-type="float">
            <text:p>0.045047728002828</text:p>
          </table:table-cell>
          <table:table-cell table:style-name="ce6" office:value-type="float" office:value="0.0969294280002941" calcext:value-type="float">
            <text:p>0.096929428000294</text:p>
          </table:table-cell>
          <table:table-cell table:style-name="ce6" office:value-type="float" office:value="0.550040959999024" calcext:value-type="float">
            <text:p>0.550040959999024</text:p>
          </table:table-cell>
          <table:table-cell table:style-name="ce6" office:value-type="float" office:value="1.15555785400284" calcext:value-type="float">
            <text:p>1.15555785400284</text:p>
          </table:table-cell>
          <table:table-cell table:style-name="ce6" office:value-type="float" office:value="7.48846207300085" calcext:value-type="float">
            <text:p>7.48846207300085</text:p>
          </table:table-cell>
          <table:table-cell table:style-name="ce13" office:value-type="float" office:value="16.6893689199969" calcext:value-type="float">
            <text:p>16.6893689199969</text:p>
          </table:table-cell>
        </table:table-row>
        <table:table-row table:style-name="ro1">
          <table:table-cell table:style-name="ce5" office:value-type="string" calcext:value-type="string">
            <text:p>Bubble Random</text:p>
          </table:table-cell>
          <table:table-cell table:style-name="ce5" office:value-type="float" office:value="0.091202551000606" calcext:value-type="float">
            <text:p>0.091202551000606</text:p>
          </table:table-cell>
          <table:table-cell table:style-name="ce5" office:value-type="float" office:value="2.39677594199748" calcext:value-type="float">
            <text:p>2.39677594199748</text:p>
          </table:table-cell>
          <table:table-cell table:style-name="ce5" office:value-type="float" office:value="9.85198761799984" calcext:value-type="float">
            <text:p>9.85198761799984</text:p>
          </table:table-cell>
          <table:table-cell table:style-name="ce5" office:value-type="float" office:value="253.798205701001" calcext:value-type="float">
            <text:p>253.798205701001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Bubble Sorted</text:p>
          </table:table-cell>
          <table:table-cell office:value-type="float" office:value="0.000475953002023743" calcext:value-type="float">
            <text:p>0.000475953002024</text:p>
          </table:table-cell>
          <table:table-cell office:value-type="float" office:value="0.0016759460013418" calcext:value-type="float">
            <text:p>0.001675946001342</text:p>
          </table:table-cell>
          <table:table-cell office:value-type="float" office:value="0.00392042499879608" calcext:value-type="float">
            <text:p>0.003920424998796</text:p>
          </table:table-cell>
          <table:table-cell office:value-type="float" office:value="0.0212672770030622" calcext:value-type="float">
            <text:p>0.021267277003062</text:p>
          </table:table-cell>
          <table:table-cell table:number-columns-repeated="2"/>
          <table:table-cell table:style-name="ce12"/>
        </table:table-row>
        <table:table-row table:style-name="ro1">
          <table:table-cell table:style-name="ce6" office:value-type="string" calcext:value-type="string">
            <text:p>Bubble Rev sorted</text:p>
          </table:table-cell>
          <table:table-cell table:style-name="ce6" office:value-type="float" office:value="0.1178012700002" calcext:value-type="float">
            <text:p>0.1178012700002</text:p>
          </table:table-cell>
          <table:table-cell table:style-name="ce6" office:value-type="float" office:value="2.98821887700251" calcext:value-type="float">
            <text:p>2.98821887700251</text:p>
          </table:table-cell>
          <table:table-cell table:style-name="ce6" office:value-type="float" office:value="12.2713700999993" calcext:value-type="float">
            <text:p>12.2713700999993</text:p>
          </table:table-cell>
          <table:table-cell table:style-name="ce6" office:value-type="float" office:value="312.049971403001" calcext:value-type="float">
            <text:p>312.049971403001</text:p>
          </table:table-cell>
          <table:table-cell table:style-name="ce6" table:number-columns-repeated="2"/>
          <table:table-cell table:style-name="ce13"/>
        </table:table-row>
        <table:table-row table:style-name="ro1">
          <table:table-cell table:style-name="ce5" office:value-type="string" calcext:value-type="string">
            <text:p>Insertion Random</text:p>
          </table:table-cell>
          <table:table-cell table:style-name="ce5" office:value-type="float" office:value="0.0446861900018121" calcext:value-type="float">
            <text:p>0.044686190001812</text:p>
          </table:table-cell>
          <table:table-cell table:style-name="ce5" office:value-type="float" office:value="1.10233144700032" calcext:value-type="float">
            <text:p>1.10233144700032</text:p>
          </table:table-cell>
          <table:table-cell table:style-name="ce5" office:value-type="float" office:value="4.33594063400233" calcext:value-type="float">
            <text:p>4.33594063400233</text:p>
          </table:table-cell>
          <table:table-cell table:style-name="ce5" office:value-type="float" office:value="108.778237332001" calcext:value-type="float">
            <text:p>108.778237332001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Insertion Sorted</text:p>
          </table:table-cell>
          <table:table-cell office:value-type="float" office:value="0.00145889600025839" calcext:value-type="float">
            <text:p>0.001458896000258</text:p>
          </table:table-cell>
          <table:table-cell office:value-type="float" office:value="0.00793025500024669" calcext:value-type="float">
            <text:p>0.007930255000247</text:p>
          </table:table-cell>
          <table:table-cell office:value-type="float" office:value="0.0165029429990682" calcext:value-type="float">
            <text:p>0.016502942999068</text:p>
          </table:table-cell>
          <table:table-cell office:value-type="float" office:value="0.07980478600075" calcext:value-type="float">
            <text:p>0.07980478600075</text:p>
          </table:table-cell>
          <table:table-cell table:number-columns-repeated="2"/>
          <table:table-cell table:style-name="ce12"/>
        </table:table-row>
        <table:table-row table:style-name="ro1">
          <table:table-cell table:style-name="ce6" office:value-type="string" calcext:value-type="string">
            <text:p>Insertion Rev sorted</text:p>
          </table:table-cell>
          <table:table-cell table:style-name="ce6" office:value-type="float" office:value="0.0882398700014164" calcext:value-type="float">
            <text:p>0.088239870001416</text:p>
          </table:table-cell>
          <table:table-cell table:style-name="ce6" office:value-type="float" office:value="2.12863843399828" calcext:value-type="float">
            <text:p>2.12863843399828</text:p>
          </table:table-cell>
          <table:table-cell table:style-name="ce6" office:value-type="float" office:value="8.59623250699951" calcext:value-type="float">
            <text:p>8.59623250699951</text:p>
          </table:table-cell>
          <table:table-cell table:style-name="ce6" office:value-type="float" office:value="221.357887450999" calcext:value-type="float">
            <text:p>221.357887450999</text:p>
          </table:table-cell>
          <table:table-cell table:style-name="ce6" table:number-columns-repeated="2"/>
          <table:table-cell table:style-name="ce13"/>
        </table:table-row>
        <table:table-row table:style-name="ro1">
          <table:table-cell table:style-name="ce5" office:value-type="string" calcext:value-type="string">
            <text:p>Selection Random</text:p>
          </table:table-cell>
          <table:table-cell table:style-name="ce5" office:value-type="float" office:value="0.101584112999262" calcext:value-type="float">
            <text:p>0.101584112999262</text:p>
          </table:table-cell>
          <table:table-cell table:style-name="ce5" office:value-type="float" office:value="2.41267760900155" calcext:value-type="float">
            <text:p>2.41267760900155</text:p>
          </table:table-cell>
          <table:table-cell table:style-name="ce5" office:value-type="float" office:value="9.63903765299983" calcext:value-type="float">
            <text:p>9.63903765299983</text:p>
          </table:table-cell>
          <table:table-cell table:style-name="ce5" office:value-type="float" office:value="261.230865852998" calcext:value-type="float">
            <text:p>261.230865852998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Selection Sorted</text:p>
          </table:table-cell>
          <table:table-cell office:value-type="float" office:value="0.0964505420015485" calcext:value-type="float">
            <text:p>0.096450542001549</text:p>
          </table:table-cell>
          <table:table-cell office:value-type="float" office:value="2.3801620330014" calcext:value-type="float">
            <text:p>2.3801620330014</text:p>
          </table:table-cell>
          <table:table-cell office:value-type="float" office:value="9.64848556200013" calcext:value-type="float">
            <text:p>9.64848556200013</text:p>
          </table:table-cell>
          <table:table-cell office:value-type="float" office:value="258.093843685001" calcext:value-type="float">
            <text:p>258.093843685001</text:p>
          </table:table-cell>
          <table:table-cell table:number-columns-repeated="2"/>
          <table:table-cell table:style-name="ce12"/>
        </table:table-row>
        <table:table-row table:style-name="ro1">
          <table:table-cell table:style-name="ce6" office:value-type="string" calcext:value-type="string">
            <text:p>Selection Rev sorted</text:p>
          </table:table-cell>
          <table:table-cell table:style-name="ce6" office:value-type="float" office:value="0.100960043000669" calcext:value-type="float">
            <text:p>0.100960043000669</text:p>
          </table:table-cell>
          <table:table-cell table:style-name="ce6" office:value-type="float" office:value="2.5350924810009" calcext:value-type="float">
            <text:p>2.5350924810009</text:p>
          </table:table-cell>
          <table:table-cell table:style-name="ce6" office:value-type="float" office:value="10.2479951759997" calcext:value-type="float">
            <text:p>10.2479951759997</text:p>
          </table:table-cell>
          <table:table-cell table:style-name="ce6" office:value-type="float" office:value="264.823341609001" calcext:value-type="float">
            <text:p>264.823341609001</text:p>
          </table:table-cell>
          <table:table-cell table:style-name="ce6" table:number-columns-repeated="2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18:44:24.204659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04:19:35.518955088</meta:creation-date>
    <dc:date>2021-05-06T19:48:15.107926604</dc:date>
    <meta:editing-duration>PT23M53S</meta:editing-duration>
    <meta:editing-cycles>3</meta:editing-cycles>
    <meta:generator>LibreOffice/7.1.2.2$Linux_X86_64 LibreOffice_project/10$Build-2</meta:generator>
    <meta:document-statistic meta:table-count="1" meta:cell-count="17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989cm" xlink:href=".." xlink:type="simple" chart:class="chart:line" chart:style-name="ch1">
        <chart:legend chart:legend-position="end" svg:x="11.777cm" svg:y="2.176cm" style:legend-expansion="high" chart:style-name="ch2"/>
        <chart:plot-area chart:style-name="ch3" table:cell-range-address="Sheet1.B1:Sheet1.H2 Sheet1.A1:Sheet1.A2 Sheet1.A5:Sheet1.H5 Sheet1.A8:Sheet1.H8 Sheet1.A11:Sheet1.H11 Sheet1.A14:Sheet1.H14 Sheet1.A17:Sheet1.H17 Sheet1.A20:Sheet1.H20 Sheet1.A23:Sheet1.H23 Sheet1.A26:Sheet1.H26" chart:data-source-has-labels="both" svg:x="0.32cm" svg:y="0.179cm" svg:width="11.137cm" svg:height="8.631cm">
          <chart:coordinate-region svg:x="1.143cm" svg:y="0.381cm" svg:width="9.645cm" svg:height="7.776cm"/>
          <chart:axis chart:dimension="x" chart:name="primary-x" chart:style-name="ch4" chartooo:axis-type="auto">
            <chartooo:date-scale/>
            <chart:categories table:cell-range-address="Sheet1.B1:Sheet1.H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H2" chart:label-cell-address="Sheet1.A2:Sheet1.A2" chart:class="chart:line">
            <chart:data-point chart:repeated="7"/>
          </chart:series>
          <chart:series chart:style-name="ch7" chart:values-cell-range-address="Sheet1.B5:Sheet1.H5" chart:label-cell-address="Sheet1.A5:Sheet1.A5" chart:class="chart:line">
            <chart:data-point chart:repeated="7"/>
          </chart:series>
          <chart:series chart:style-name="ch8" chart:values-cell-range-address="Sheet1.B8:Sheet1.H8" chart:label-cell-address="Sheet1.A8:Sheet1.A8" chart:class="chart:line">
            <chart:data-point chart:repeated="7"/>
          </chart:series>
          <chart:series chart:style-name="ch9" chart:values-cell-range-address="Sheet1.B11:Sheet1.H11" chart:label-cell-address="Sheet1.A11:Sheet1.A11" chart:class="chart:line">
            <chart:data-point chart:repeated="7"/>
          </chart:series>
          <chart:series chart:style-name="ch10" chart:values-cell-range-address="Sheet1.B14:Sheet1.H14" chart:label-cell-address="Sheet1.A14:Sheet1.A14" chart:class="chart:line">
            <chart:data-point chart:repeated="7"/>
          </chart:series>
          <chart:series chart:style-name="ch11" chart:values-cell-range-address="Sheet1.B17:Sheet1.H17" chart:label-cell-address="Sheet1.A17:Sheet1.A17" chart:class="chart:line">
            <chart:data-point chart:repeated="7"/>
          </chart:series>
          <chart:series chart:style-name="ch8" chart:values-cell-range-address="Sheet1.B20:Sheet1.H20" chart:label-cell-address="Sheet1.A20:Sheet1.A20" chart:class="chart:line">
            <chart:data-point chart:repeated="7"/>
          </chart:series>
          <chart:series chart:style-name="ch12" chart:values-cell-range-address="Sheet1.B23:Sheet1.H23" chart:label-cell-address="Sheet1.A23:Sheet1.A23" chart:class="chart:line">
            <chart:data-point chart:repeated="7"/>
          </chart:series>
          <chart:series chart:style-name="ch13" chart:values-cell-range-address="Sheet1.B26:Sheet1.H26" chart:label-cell-address="Sheet1.A26:Sheet1.A26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B1:Sheet1.H1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QS F Random</text:p>
                <draw:g>
                  <svg:desc>Sheet1.A2:Sheet1.A2</svg:desc>
                </draw:g>
              </table:table-cell>
              <table:table-cell office:value-type="float" office:value="0.0630230720000782">
                <text:p>0.0630230720000782</text:p>
                <draw:g>
                  <svg:desc>Sheet1.B2:Sheet1.H2</svg:desc>
                </draw:g>
              </table:table-cell>
              <table:table-cell office:value-type="float" office:value="1.316999936">
                <text:p>1.316999936</text:p>
              </table:table-cell>
              <table:table-cell office:value-type="float" office:value="4.81265082000004">
                <text:p>4.81265082000004</text:p>
              </table:table-cell>
              <table:table-cell office:value-type="float" office:value="86.9461011660001">
                <text:p>86.946101166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S L Random</text:p>
                <draw:g>
                  <svg:desc>Sheet1.A5:Sheet1.A5</svg:desc>
                </draw:g>
              </table:table-cell>
              <table:table-cell office:value-type="float" office:value="0.158518190999985">
                <text:p>0.158518190999985</text:p>
                <draw:g>
                  <svg:desc>Sheet1.B5:Sheet1.H5</svg:desc>
                </draw:g>
              </table:table-cell>
              <table:table-cell office:value-type="float" office:value="3.16507372599995">
                <text:p>3.16507372599995</text:p>
              </table:table-cell>
              <table:table-cell office:value-type="float" office:value="10.387938928">
                <text:p>10.387938928</text:p>
              </table:table-cell>
              <table:table-cell office:value-type="float" office:value="93.3653293790001">
                <text:p>93.365329379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S M Random</text:p>
                <draw:g>
                  <svg:desc>Sheet1.A8:Sheet1.A8</svg:desc>
                </draw:g>
              </table:table-cell>
              <table:table-cell office:value-type="float" office:value="0.00713371599999846">
                <text:p>0.00713371599999846</text:p>
                <draw:g>
                  <svg:desc>Sheet1.B8:Sheet1.H8</svg:desc>
                </draw:g>
              </table:table-cell>
              <table:table-cell office:value-type="float" office:value="0.0453340069998376">
                <text:p>0.0453340069998376</text:p>
              </table:table-cell>
              <table:table-cell office:value-type="float" office:value="0.0976092690000314">
                <text:p>0.0976092690000314</text:p>
              </table:table-cell>
              <table:table-cell office:value-type="float" office:value="0.70007250499998">
                <text:p>0.70007250499998</text:p>
              </table:table-cell>
              <table:table-cell office:value-type="float" office:value="1.61742429900005">
                <text:p>1.61742429900005</text:p>
              </table:table-cell>
              <table:table-cell office:value-type="float" office:value="13.351324578">
                <text:p>13.351324578</text:p>
              </table:table-cell>
              <table:table-cell office:value-type="float" office:value="38.0927501340002">
                <text:p>38.0927501340002</text:p>
              </table:table-cell>
            </table:table-row>
            <table:table-row>
              <table:table-cell office:value-type="string">
                <text:p>QS R Random</text:p>
                <draw:g>
                  <svg:desc>Sheet1.A11:Sheet1.A11</svg:desc>
                </draw:g>
              </table:table-cell>
              <table:table-cell office:value-type="float" office:value="0.0124243039999783">
                <text:p>0.0124243039999783</text:p>
                <draw:g>
                  <svg:desc>Sheet1.B11:Sheet1.H11</svg:desc>
                </draw:g>
              </table:table-cell>
              <table:table-cell office:value-type="float" office:value="0.0712545979999959">
                <text:p>0.0712545979999959</text:p>
              </table:table-cell>
              <table:table-cell office:value-type="float" office:value="0.137440714000149">
                <text:p>0.137440714000149</text:p>
              </table:table-cell>
              <table:table-cell office:value-type="float" office:value="0.951128999000048">
                <text:p>0.951128999000048</text:p>
              </table:table-cell>
              <table:table-cell office:value-type="float" office:value="2.53508616699992">
                <text:p>2.53508616699992</text:p>
              </table:table-cell>
              <table:table-cell office:value-type="float" office:value="16.886030741">
                <text:p>16.886030741</text:p>
              </table:table-cell>
              <table:table-cell office:value-type="float" office:value="44.1503254080003">
                <text:p>44.1503254080003</text:p>
              </table:table-cell>
            </table:table-row>
            <table:table-row>
              <table:table-cell office:value-type="string">
                <text:p>Heap Random</text:p>
                <draw:g>
                  <svg:desc>Sheet1.A14:Sheet1.A14</svg:desc>
                </draw:g>
              </table:table-cell>
              <table:table-cell office:value-type="float" office:value="0.018258150001202">
                <text:p>0.018258150001202</text:p>
                <draw:g>
                  <svg:desc>Sheet1.B14:Sheet1.H14</svg:desc>
                </draw:g>
              </table:table-cell>
              <table:table-cell office:value-type="float" office:value="0.119720848997531">
                <text:p>0.119720848997531</text:p>
              </table:table-cell>
              <table:table-cell office:value-type="float" office:value="0.257952323998325">
                <text:p>0.257952323998325</text:p>
              </table:table-cell>
              <table:table-cell office:value-type="float" office:value="1.5252328280003">
                <text:p>1.5252328280003</text:p>
              </table:table-cell>
              <table:table-cell office:value-type="float" office:value="3.28476946600131">
                <text:p>3.28476946600131</text:p>
              </table:table-cell>
              <table:table-cell office:value-type="float" office:value="18.4807916299978">
                <text:p>18.4807916299978</text:p>
              </table:table-cell>
              <table:table-cell office:value-type="float" office:value="38.8146545290001">
                <text:p>38.8146545290001</text:p>
              </table:table-cell>
            </table:table-row>
            <table:table-row>
              <table:table-cell office:value-type="string">
                <text:p>Merge Random</text:p>
                <draw:g>
                  <svg:desc>Sheet1.A17:Sheet1.A17</svg:desc>
                </draw:g>
              </table:table-cell>
              <table:table-cell office:value-type="float" office:value="0.00934159799726331">
                <text:p>0.00934159799726331</text:p>
                <draw:g>
                  <svg:desc>Sheet1.B17:Sheet1.H17</svg:desc>
                </draw:g>
              </table:table-cell>
              <table:table-cell office:value-type="float" office:value="0.054514224997547">
                <text:p>0.054514224997547</text:p>
              </table:table-cell>
              <table:table-cell office:value-type="float" office:value="0.111385992000578">
                <text:p>0.111385992000578</text:p>
              </table:table-cell>
              <table:table-cell office:value-type="float" office:value="0.642985428999964">
                <text:p>0.642985428999964</text:p>
              </table:table-cell>
              <table:table-cell office:value-type="float" office:value="1.35342854299961">
                <text:p>1.35342854299961</text:p>
              </table:table-cell>
              <table:table-cell office:value-type="float" office:value="7.93752478299939">
                <text:p>7.93752478299939</text:p>
              </table:table-cell>
              <table:table-cell office:value-type="float" office:value="17.2023858140019">
                <text:p>17.2023858140019</text:p>
              </table:table-cell>
            </table:table-row>
            <table:table-row>
              <table:table-cell office:value-type="string">
                <text:p>Bubble Random</text:p>
                <draw:g>
                  <svg:desc>Sheet1.A20:Sheet1.A20</svg:desc>
                </draw:g>
              </table:table-cell>
              <table:table-cell office:value-type="float" office:value="0.091202551000606">
                <text:p>0.091202551000606</text:p>
                <draw:g>
                  <svg:desc>Sheet1.B20:Sheet1.H20</svg:desc>
                </draw:g>
              </table:table-cell>
              <table:table-cell office:value-type="float" office:value="2.39677594199748">
                <text:p>2.39677594199748</text:p>
              </table:table-cell>
              <table:table-cell office:value-type="float" office:value="9.85198761799984">
                <text:p>9.85198761799984</text:p>
              </table:table-cell>
              <table:table-cell office:value-type="float" office:value="253.798205701001">
                <text:p>253.79820570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sertion Random</text:p>
                <draw:g>
                  <svg:desc>Sheet1.A23:Sheet1.A23</svg:desc>
                </draw:g>
              </table:table-cell>
              <table:table-cell office:value-type="float" office:value="0.0446861900018121">
                <text:p>0.0446861900018121</text:p>
                <draw:g>
                  <svg:desc>Sheet1.B23:Sheet1.H23</svg:desc>
                </draw:g>
              </table:table-cell>
              <table:table-cell office:value-type="float" office:value="1.10233144700032">
                <text:p>1.10233144700032</text:p>
              </table:table-cell>
              <table:table-cell office:value-type="float" office:value="4.33594063400233">
                <text:p>4.33594063400233</text:p>
              </table:table-cell>
              <table:table-cell office:value-type="float" office:value="108.778237332001">
                <text:p>108.77823733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on Random</text:p>
                <draw:g>
                  <svg:desc>Sheet1.A26:Sheet1.A26</svg:desc>
                </draw:g>
              </table:table-cell>
              <table:table-cell office:value-type="float" office:value="0.101584112999262">
                <text:p>0.101584112999262</text:p>
                <draw:g>
                  <svg:desc>Sheet1.B26:Sheet1.H26</svg:desc>
                </draw:g>
              </table:table-cell>
              <table:table-cell office:value-type="float" office:value="2.41267760900155">
                <text:p>2.41267760900155</text:p>
              </table:table-cell>
              <table:table-cell office:value-type="float" office:value="9.63903765299983">
                <text:p>9.63903765299983</text:p>
              </table:table-cell>
              <table:table-cell office:value-type="float" office:value="261.230865852998">
                <text:p>261.230865852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989cm" xlink:href=".." xlink:type="simple" chart:class="chart:line" chart:style-name="ch1">
        <chart:legend chart:legend-position="end" svg:x="12.052cm" svg:y="2.176cm" style:legend-expansion="high" chart:style-name="ch2"/>
        <chart:plot-area chart:style-name="ch3" table:cell-range-address="Sheet1.B1:Sheet1.H1 Sheet1.A3:Sheet1.H3 Sheet1.A6:Sheet1.H6 Sheet1.A9:Sheet1.H9 Sheet1.A12:Sheet1.H12 Sheet1.A15:Sheet1.H15 Sheet1.A18:Sheet1.H18 Sheet1.A21:Sheet1.H21 Sheet1.A24:Sheet1.H24 Sheet1.A27:Sheet1.H27" chart:data-source-has-labels="both" svg:x="0.32cm" svg:y="0.179cm" svg:width="11.412cm" svg:height="8.631cm">
          <chart:coordinate-region svg:x="1.143cm" svg:y="0.381cm" svg:width="9.921cm" svg:height="7.776cm"/>
          <chart:axis chart:dimension="x" chart:name="primary-x" chart:style-name="ch4" chartooo:axis-type="auto">
            <chartooo:date-scale/>
            <chart:categories table:cell-range-address="Sheet1.B1:Sheet1.H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H3" chart:label-cell-address="Sheet1.A3:Sheet1.A3" chart:class="chart:line">
            <chart:data-point chart:repeated="7"/>
          </chart:series>
          <chart:series chart:style-name="ch7" chart:values-cell-range-address="Sheet1.B6:Sheet1.H6" chart:label-cell-address="Sheet1.A6:Sheet1.A6" chart:class="chart:line">
            <chart:data-point chart:repeated="7"/>
          </chart:series>
          <chart:series chart:style-name="ch8" chart:values-cell-range-address="Sheet1.B9:Sheet1.H9" chart:label-cell-address="Sheet1.A9:Sheet1.A9" chart:class="chart:line">
            <chart:data-point chart:repeated="7"/>
          </chart:series>
          <chart:series chart:style-name="ch9" chart:values-cell-range-address="Sheet1.B12:Sheet1.H12" chart:label-cell-address="Sheet1.A12:Sheet1.A12" chart:class="chart:line">
            <chart:data-point chart:repeated="7"/>
          </chart:series>
          <chart:series chart:style-name="ch10" chart:values-cell-range-address="Sheet1.B15:Sheet1.H15" chart:label-cell-address="Sheet1.A15:Sheet1.A15" chart:class="chart:line">
            <chart:data-point chart:repeated="7"/>
          </chart:series>
          <chart:series chart:style-name="ch11" chart:values-cell-range-address="Sheet1.B18:Sheet1.H18" chart:label-cell-address="Sheet1.A18:Sheet1.A18" chart:class="chart:line">
            <chart:data-point chart:repeated="7"/>
          </chart:series>
          <chart:series chart:style-name="ch8" chart:values-cell-range-address="Sheet1.B21:Sheet1.H21" chart:label-cell-address="Sheet1.A21:Sheet1.A21" chart:class="chart:line">
            <chart:data-point chart:repeated="7"/>
          </chart:series>
          <chart:series chart:style-name="ch12" chart:values-cell-range-address="Sheet1.B24:Sheet1.H24" chart:label-cell-address="Sheet1.A24:Sheet1.A24" chart:class="chart:line">
            <chart:data-point chart:repeated="7"/>
          </chart:series>
          <chart:series chart:style-name="ch13" chart:values-cell-range-address="Sheet1.B27:Sheet1.H27" chart:label-cell-address="Sheet1.A27:Sheet1.A27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B1:Sheet1.H1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QS F Sorted</text:p>
                <draw:g>
                  <svg:desc>Sheet1.A3:Sheet1.A3</svg:desc>
                </draw:g>
              </table:table-cell>
              <table:table-cell office:value-type="float" office:value="0.112301260999857">
                <text:p>0.112301260999857</text:p>
                <draw:g>
                  <svg:desc>Sheet1.B3:Sheet1.H3</svg:desc>
                </draw:g>
              </table:table-cell>
              <table:table-cell office:value-type="float" office:value="1.99616727900002">
                <text:p>1.99616727900002</text:p>
              </table:table-cell>
              <table:table-cell office:value-type="float" office:value="7.18022474099985">
                <text:p>7.18022474099985</text:p>
              </table:table-cell>
              <table:table-cell office:value-type="float" office:value="116.466236364">
                <text:p>116.4662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S L Sorted</text:p>
                <draw:g>
                  <svg:desc>Sheet1.A6:Sheet1.A6</svg:desc>
                </draw:g>
              </table:table-cell>
              <table:table-cell office:value-type="float" office:value="0.183044210000162">
                <text:p>0.183044210000162</text:p>
                <draw:g>
                  <svg:desc>Sheet1.B6:Sheet1.H6</svg:desc>
                </draw:g>
              </table:table-cell>
              <table:table-cell office:value-type="float" office:value="3.96226411099997">
                <text:p>3.96226411099997</text:p>
              </table:table-cell>
              <table:table-cell office:value-type="float" office:value="12.919459256">
                <text:p>12.919459256</text:p>
              </table:table-cell>
              <table:table-cell office:value-type="float" office:value="111.989159301">
                <text:p>111.989159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S M Sorted</text:p>
                <draw:g>
                  <svg:desc>Sheet1.A9:Sheet1.A9</svg:desc>
                </draw:g>
              </table:table-cell>
              <table:table-cell office:value-type="float" office:value="0.00603156500005753">
                <text:p>0.00603156500005753</text:p>
                <draw:g>
                  <svg:desc>Sheet1.B9:Sheet1.H9</svg:desc>
                </draw:g>
              </table:table-cell>
              <table:table-cell office:value-type="float" office:value="0.0488969040000029">
                <text:p>0.0488969040000029</text:p>
              </table:table-cell>
              <table:table-cell office:value-type="float" office:value="0.0899471390000599">
                <text:p>0.0899471390000599</text:p>
              </table:table-cell>
              <table:table-cell office:value-type="float" office:value="0.59546292999994">
                <text:p>0.59546292999994</text:p>
              </table:table-cell>
              <table:table-cell office:value-type="float" office:value="1.74416709000002">
                <text:p>1.74416709000002</text:p>
              </table:table-cell>
              <table:table-cell office:value-type="float" office:value="13.453864546">
                <text:p>13.453864546</text:p>
              </table:table-cell>
              <table:table-cell office:value-type="float" office:value="37.4751474340001">
                <text:p>37.4751474340001</text:p>
              </table:table-cell>
            </table:table-row>
            <table:table-row>
              <table:table-cell office:value-type="string">
                <text:p>QS R Sorted</text:p>
                <draw:g>
                  <svg:desc>Sheet1.A12:Sheet1.A12</svg:desc>
                </draw:g>
              </table:table-cell>
              <table:table-cell office:value-type="float" office:value="0.0120525110000926">
                <text:p>0.0120525110000926</text:p>
                <draw:g>
                  <svg:desc>Sheet1.B12:Sheet1.H12</svg:desc>
                </draw:g>
              </table:table-cell>
              <table:table-cell office:value-type="float" office:value="0.0712704809998286">
                <text:p>0.0712704809998286</text:p>
              </table:table-cell>
              <table:table-cell office:value-type="float" office:value="0.13720523100028">
                <text:p>0.13720523100028</text:p>
              </table:table-cell>
              <table:table-cell office:value-type="float" office:value="0.842683253999894">
                <text:p>0.842683253999894</text:p>
              </table:table-cell>
              <table:table-cell office:value-type="float" office:value="2.47010077599998">
                <text:p>2.47010077599998</text:p>
              </table:table-cell>
              <table:table-cell office:value-type="float" office:value="16.3546124439999">
                <text:p>16.3546124439999</text:p>
              </table:table-cell>
              <table:table-cell office:value-type="float" office:value="43.9980384989999">
                <text:p>43.9980384989999</text:p>
              </table:table-cell>
            </table:table-row>
            <table:table-row>
              <table:table-cell office:value-type="string">
                <text:p>Heap Sorted</text:p>
                <draw:g>
                  <svg:desc>Sheet1.A15:Sheet1.A15</svg:desc>
                </draw:g>
              </table:table-cell>
              <table:table-cell office:value-type="float" office:value="0.0194157429978077">
                <text:p>0.0194157429978077</text:p>
                <draw:g>
                  <svg:desc>Sheet1.B15:Sheet1.H15</svg:desc>
                </draw:g>
              </table:table-cell>
              <table:table-cell office:value-type="float" office:value="0.11716084499858">
                <text:p>0.11716084499858</text:p>
              </table:table-cell>
              <table:table-cell office:value-type="float" office:value="0.257072440999764">
                <text:p>0.257072440999764</text:p>
              </table:table-cell>
              <table:table-cell office:value-type="float" office:value="1.53353166500165">
                <text:p>1.53353166500165</text:p>
              </table:table-cell>
              <table:table-cell office:value-type="float" office:value="3.29622658200242">
                <text:p>3.29622658200242</text:p>
              </table:table-cell>
              <table:table-cell office:value-type="float" office:value="17.872868952003">
                <text:p>17.872868952003</text:p>
              </table:table-cell>
              <table:table-cell office:value-type="float" office:value="36.893522585">
                <text:p>36.893522585</text:p>
              </table:table-cell>
            </table:table-row>
            <table:table-row>
              <table:table-cell office:value-type="string">
                <text:p>Merge Sorted</text:p>
                <draw:g>
                  <svg:desc>Sheet1.A18:Sheet1.A18</svg:desc>
                </draw:g>
              </table:table-cell>
              <table:table-cell office:value-type="float" office:value="0.00802545999977156">
                <text:p>0.00802545999977156</text:p>
                <draw:g>
                  <svg:desc>Sheet1.B18:Sheet1.H18</svg:desc>
                </draw:g>
              </table:table-cell>
              <table:table-cell office:value-type="float" office:value="0.0446757120007533">
                <text:p>0.0446757120007533</text:p>
              </table:table-cell>
              <table:table-cell office:value-type="float" office:value="0.0964281310007209">
                <text:p>0.0964281310007209</text:p>
              </table:table-cell>
              <table:table-cell office:value-type="float" office:value="0.553812251000636">
                <text:p>0.553812251000636</text:p>
              </table:table-cell>
              <table:table-cell office:value-type="float" office:value="1.17760200699922">
                <text:p>1.17760200699922</text:p>
              </table:table-cell>
              <table:table-cell office:value-type="float" office:value="7.69580467299966">
                <text:p>7.69580467299966</text:p>
              </table:table-cell>
              <table:table-cell office:value-type="float" office:value="17.1333156399996">
                <text:p>17.1333156399996</text:p>
              </table:table-cell>
            </table:table-row>
            <table:table-row>
              <table:table-cell office:value-type="string">
                <text:p>Bubble Sorted</text:p>
                <draw:g>
                  <svg:desc>Sheet1.A21:Sheet1.A21</svg:desc>
                </draw:g>
              </table:table-cell>
              <table:table-cell office:value-type="float" office:value="0.000475953002023743">
                <text:p>0.000475953002023743</text:p>
                <draw:g>
                  <svg:desc>Sheet1.B21:Sheet1.H21</svg:desc>
                </draw:g>
              </table:table-cell>
              <table:table-cell office:value-type="float" office:value="0.0016759460013418">
                <text:p>0.0016759460013418</text:p>
              </table:table-cell>
              <table:table-cell office:value-type="float" office:value="0.00392042499879608">
                <text:p>0.00392042499879608</text:p>
              </table:table-cell>
              <table:table-cell office:value-type="float" office:value="0.0212672770030622">
                <text:p>0.0212672770030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sertion Sorted</text:p>
                <draw:g>
                  <svg:desc>Sheet1.A24:Sheet1.A24</svg:desc>
                </draw:g>
              </table:table-cell>
              <table:table-cell office:value-type="float" office:value="0.00145889600025839">
                <text:p>0.00145889600025839</text:p>
                <draw:g>
                  <svg:desc>Sheet1.B24:Sheet1.H24</svg:desc>
                </draw:g>
              </table:table-cell>
              <table:table-cell office:value-type="float" office:value="0.00793025500024669">
                <text:p>0.00793025500024669</text:p>
              </table:table-cell>
              <table:table-cell office:value-type="float" office:value="0.0165029429990682">
                <text:p>0.0165029429990682</text:p>
              </table:table-cell>
              <table:table-cell office:value-type="float" office:value="0.07980478600075">
                <text:p>0.07980478600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on Sorted</text:p>
                <draw:g>
                  <svg:desc>Sheet1.A27:Sheet1.A27</svg:desc>
                </draw:g>
              </table:table-cell>
              <table:table-cell office:value-type="float" office:value="0.0964505420015485">
                <text:p>0.0964505420015485</text:p>
                <draw:g>
                  <svg:desc>Sheet1.B27:Sheet1.H27</svg:desc>
                </draw:g>
              </table:table-cell>
              <table:table-cell office:value-type="float" office:value="2.3801620330014">
                <text:p>2.3801620330014</text:p>
              </table:table-cell>
              <table:table-cell office:value-type="float" office:value="9.64848556200013">
                <text:p>9.64848556200013</text:p>
              </table:table-cell>
              <table:table-cell office:value-type="float" office:value="258.093843685001">
                <text:p>258.093843685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650953" draw:fill-color="#65095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8.989cm" xlink:href=".." xlink:type="simple" chart:class="chart:line" chart:style-name="ch1">
        <chart:legend chart:legend-position="end" svg:x="11.354cm" svg:y="2.176cm" style:legend-expansion="high" chart:style-name="ch2"/>
        <chart:plot-area chart:style-name="ch3" table:cell-range-address="Sheet1.B1:Sheet1.H1 Sheet1.A4:Sheet1.H4 Sheet1.A7:Sheet1.H7 Sheet1.A10:Sheet1.H10 Sheet1.A13:Sheet1.H13 Sheet1.A16:Sheet1.H16 Sheet1.A19:Sheet1.H19 Sheet1.A22:Sheet1.H22 Sheet1.A25:Sheet1.H25 Sheet1.A28:Sheet1.H28" chart:data-source-has-labels="both" svg:x="0.32cm" svg:y="0.179cm" svg:width="10.714cm" svg:height="8.631cm">
          <chart:coordinate-region svg:x="1.143cm" svg:y="0.381cm" svg:width="9.222cm" svg:height="7.776cm"/>
          <chart:axis chart:dimension="x" chart:name="primary-x" chart:style-name="ch4" chartooo:axis-type="auto">
            <chartooo:date-scale/>
            <chart:categories table:cell-range-address="Sheet1.B1:Sheet1.H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H4" chart:label-cell-address="Sheet1.A4:Sheet1.A4" chart:class="chart:line">
            <chart:data-point chart:repeated="7"/>
          </chart:series>
          <chart:series chart:style-name="ch7" chart:values-cell-range-address="Sheet1.B7:Sheet1.H7" chart:label-cell-address="Sheet1.A7:Sheet1.A7" chart:class="chart:line">
            <chart:data-point chart:repeated="7"/>
          </chart:series>
          <chart:series chart:style-name="ch8" chart:values-cell-range-address="Sheet1.B10:Sheet1.H10" chart:label-cell-address="Sheet1.A10:Sheet1.A10" chart:class="chart:line">
            <chart:data-point chart:repeated="7"/>
          </chart:series>
          <chart:series chart:style-name="ch9" chart:values-cell-range-address="Sheet1.B13:Sheet1.H13" chart:label-cell-address="Sheet1.A13:Sheet1.A13" chart:class="chart:line">
            <chart:data-point chart:repeated="7"/>
          </chart:series>
          <chart:series chart:style-name="ch10" chart:values-cell-range-address="Sheet1.B16:Sheet1.H16" chart:label-cell-address="Sheet1.A16:Sheet1.A16" chart:class="chart:line">
            <chart:data-point chart:repeated="7"/>
          </chart:series>
          <chart:series chart:style-name="ch11" chart:values-cell-range-address="Sheet1.B19:Sheet1.H19" chart:label-cell-address="Sheet1.A19:Sheet1.A19" chart:class="chart:line">
            <chart:data-point chart:repeated="7"/>
          </chart:series>
          <chart:series chart:style-name="ch12" chart:values-cell-range-address="Sheet1.B22:Sheet1.H22" chart:label-cell-address="Sheet1.A22:Sheet1.A22" chart:class="chart:line">
            <chart:data-point chart:repeated="7"/>
          </chart:series>
          <chart:series chart:style-name="ch13" chart:values-cell-range-address="Sheet1.B25:Sheet1.H25" chart:label-cell-address="Sheet1.A25:Sheet1.A25" chart:class="chart:line">
            <chart:data-point chart:repeated="7"/>
          </chart:series>
          <chart:series chart:style-name="ch14" chart:values-cell-range-address="Sheet1.B28:Sheet1.H28" chart:label-cell-address="Sheet1.A28:Sheet1.A28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B1:Sheet1.H1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QS F Rev sorted</text:p>
                <draw:g>
                  <svg:desc>Sheet1.A4:Sheet1.A4</svg:desc>
                </draw:g>
              </table:table-cell>
              <table:table-cell office:value-type="float" office:value="0.102730755000039">
                <text:p>0.102730755000039</text:p>
                <draw:g>
                  <svg:desc>Sheet1.B4:Sheet1.H4</svg:desc>
                </draw:g>
              </table:table-cell>
              <table:table-cell office:value-type="float" office:value="2.00783698600003">
                <text:p>2.00783698600003</text:p>
              </table:table-cell>
              <table:table-cell office:value-type="float" office:value="8.39653091900004">
                <text:p>8.39653091900004</text:p>
              </table:table-cell>
              <table:table-cell office:value-type="float" office:value="136.707996674">
                <text:p>136.707996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S L Rev sorted</text:p>
                <draw:g>
                  <svg:desc>Sheet1.A7:Sheet1.A7</svg:desc>
                </draw:g>
              </table:table-cell>
              <table:table-cell office:value-type="float" office:value="0.182115426999872">
                <text:p>0.182115426999872</text:p>
                <draw:g>
                  <svg:desc>Sheet1.B7:Sheet1.H7</svg:desc>
                </draw:g>
              </table:table-cell>
              <table:table-cell office:value-type="float" office:value="3.97479868599999">
                <text:p>3.97479868599999</text:p>
              </table:table-cell>
              <table:table-cell office:value-type="float" office:value="13.1465329409998">
                <text:p>13.1465329409998</text:p>
              </table:table-cell>
              <table:table-cell office:value-type="float" office:value="138.479752033">
                <text:p>138.47975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S M Rev sorted</text:p>
                <draw:g>
                  <svg:desc>Sheet1.A10:Sheet1.A10</svg:desc>
                </draw:g>
              </table:table-cell>
              <table:table-cell office:value-type="float" office:value="0.00666426899988437">
                <text:p>0.00666426899988437</text:p>
                <draw:g>
                  <svg:desc>Sheet1.B10:Sheet1.H10</svg:desc>
                </draw:g>
              </table:table-cell>
              <table:table-cell office:value-type="float" office:value="0.0451156999999967">
                <text:p>0.0451156999999967</text:p>
              </table:table-cell>
              <table:table-cell office:value-type="float" office:value="0.0867149700000027">
                <text:p>0.0867149700000027</text:p>
              </table:table-cell>
              <table:table-cell office:value-type="float" office:value="0.604600008000034">
                <text:p>0.604600008000034</text:p>
              </table:table-cell>
              <table:table-cell office:value-type="float" office:value="1.59917574499991">
                <text:p>1.59917574499991</text:p>
              </table:table-cell>
              <table:table-cell office:value-type="float" office:value="14.072867699">
                <text:p>14.072867699</text:p>
              </table:table-cell>
              <table:table-cell office:value-type="float" office:value="37.5574718769999">
                <text:p>37.5574718769999</text:p>
              </table:table-cell>
            </table:table-row>
            <table:table-row>
              <table:table-cell office:value-type="string">
                <text:p>QS R Rev sorted</text:p>
                <draw:g>
                  <svg:desc>Sheet1.A13:Sheet1.A13</svg:desc>
                </draw:g>
              </table:table-cell>
              <table:table-cell office:value-type="float" office:value="0.0137761250002768">
                <text:p>0.0137761250002768</text:p>
                <draw:g>
                  <svg:desc>Sheet1.B13:Sheet1.H13</svg:desc>
                </draw:g>
              </table:table-cell>
              <table:table-cell office:value-type="float" office:value="0.067108418999851">
                <text:p>0.067108418999851</text:p>
              </table:table-cell>
              <table:table-cell office:value-type="float" office:value="0.149388465999891">
                <text:p>0.149388465999891</text:p>
              </table:table-cell>
              <table:table-cell office:value-type="float" office:value="0.834517645000233">
                <text:p>0.834517645000233</text:p>
              </table:table-cell>
              <table:table-cell office:value-type="float" office:value="2.14094465699964">
                <text:p>2.14094465699964</text:p>
              </table:table-cell>
              <table:table-cell office:value-type="float" office:value="16.2168212670003">
                <text:p>16.2168212670003</text:p>
              </table:table-cell>
              <table:table-cell office:value-type="float" office:value="45.0232244670001">
                <text:p>45.0232244670001</text:p>
              </table:table-cell>
            </table:table-row>
            <table:table-row>
              <table:table-cell office:value-type="string">
                <text:p>Heap Rev sorted</text:p>
                <draw:g>
                  <svg:desc>Sheet1.A16:Sheet1.A16</svg:desc>
                </draw:g>
              </table:table-cell>
              <table:table-cell office:value-type="float" office:value="0.0190498439988005">
                <text:p>0.0190498439988005</text:p>
                <draw:g>
                  <svg:desc>Sheet1.B16:Sheet1.H16</svg:desc>
                </draw:g>
              </table:table-cell>
              <table:table-cell office:value-type="float" office:value="0.115932018998137">
                <text:p>0.115932018998137</text:p>
              </table:table-cell>
              <table:table-cell office:value-type="float" office:value="0.251889154002129">
                <text:p>0.251889154002129</text:p>
              </table:table-cell>
              <table:table-cell office:value-type="float" office:value="1.50284610200106">
                <text:p>1.50284610200106</text:p>
              </table:table-cell>
              <table:table-cell office:value-type="float" office:value="3.23007885200059">
                <text:p>3.23007885200059</text:p>
              </table:table-cell>
              <table:table-cell office:value-type="float" office:value="17.9455034780003">
                <text:p>17.9455034780003</text:p>
              </table:table-cell>
              <table:table-cell office:value-type="float" office:value="37.278715430999">
                <text:p>37.278715430999</text:p>
              </table:table-cell>
            </table:table-row>
            <table:table-row>
              <table:table-cell office:value-type="string">
                <text:p>Merge Rev sorted</text:p>
                <draw:g>
                  <svg:desc>Sheet1.A19:Sheet1.A19</svg:desc>
                </draw:g>
              </table:table-cell>
              <table:table-cell office:value-type="float" office:value="0.00819041199792991">
                <text:p>0.00819041199792991</text:p>
                <draw:g>
                  <svg:desc>Sheet1.B19:Sheet1.H19</svg:desc>
                </draw:g>
              </table:table-cell>
              <table:table-cell office:value-type="float" office:value="0.0450477280028281">
                <text:p>0.0450477280028281</text:p>
              </table:table-cell>
              <table:table-cell office:value-type="float" office:value="0.0969294280002941">
                <text:p>0.0969294280002941</text:p>
              </table:table-cell>
              <table:table-cell office:value-type="float" office:value="0.550040959999024">
                <text:p>0.550040959999024</text:p>
              </table:table-cell>
              <table:table-cell office:value-type="float" office:value="1.15555785400284">
                <text:p>1.15555785400284</text:p>
              </table:table-cell>
              <table:table-cell office:value-type="float" office:value="7.48846207300085">
                <text:p>7.48846207300085</text:p>
              </table:table-cell>
              <table:table-cell office:value-type="float" office:value="16.6893689199969">
                <text:p>16.6893689199969</text:p>
              </table:table-cell>
            </table:table-row>
            <table:table-row>
              <table:table-cell office:value-type="string">
                <text:p>Bubble Rev sorted</text:p>
                <draw:g>
                  <svg:desc>Sheet1.A22:Sheet1.A22</svg:desc>
                </draw:g>
              </table:table-cell>
              <table:table-cell office:value-type="float" office:value="0.1178012700002">
                <text:p>0.1178012700002</text:p>
                <draw:g>
                  <svg:desc>Sheet1.B22:Sheet1.H22</svg:desc>
                </draw:g>
              </table:table-cell>
              <table:table-cell office:value-type="float" office:value="2.98821887700251">
                <text:p>2.98821887700251</text:p>
              </table:table-cell>
              <table:table-cell office:value-type="float" office:value="12.2713700999993">
                <text:p>12.2713700999993</text:p>
              </table:table-cell>
              <table:table-cell office:value-type="float" office:value="312.049971403001">
                <text:p>312.04997140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sertion Rev sorted</text:p>
                <draw:g>
                  <svg:desc>Sheet1.A25:Sheet1.A25</svg:desc>
                </draw:g>
              </table:table-cell>
              <table:table-cell office:value-type="float" office:value="0.0882398700014164">
                <text:p>0.0882398700014164</text:p>
                <draw:g>
                  <svg:desc>Sheet1.B25:Sheet1.H25</svg:desc>
                </draw:g>
              </table:table-cell>
              <table:table-cell office:value-type="float" office:value="2.12863843399828">
                <text:p>2.12863843399828</text:p>
              </table:table-cell>
              <table:table-cell office:value-type="float" office:value="8.59623250699951">
                <text:p>8.59623250699951</text:p>
              </table:table-cell>
              <table:table-cell office:value-type="float" office:value="221.357887450999">
                <text:p>221.35788745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on Rev sorted</text:p>
                <draw:g>
                  <svg:desc>Sheet1.A28:Sheet1.A28</svg:desc>
                </draw:g>
              </table:table-cell>
              <table:table-cell office:value-type="float" office:value="0.100960043000669">
                <text:p>0.100960043000669</text:p>
                <draw:g>
                  <svg:desc>Sheet1.B28:Sheet1.H28</svg:desc>
                </draw:g>
              </table:table-cell>
              <table:table-cell office:value-type="float" office:value="2.5350924810009">
                <text:p>2.5350924810009</text:p>
              </table:table-cell>
              <table:table-cell office:value-type="float" office:value="10.2479951759997">
                <text:p>10.2479951759997</text:p>
              </table:table-cell>
              <table:table-cell office:value-type="float" office:value="264.823341609001">
                <text:p>264.823341609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